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Dpkg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emoveDpkg.setPurge( final boolean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Dpkg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moveDpkg.setPackageName( final String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